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2. Activitats no avaluables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Activitat 01</text:span></text:a><text:span text:style-name="T16"><text:tab/>3</text:span></text:p>
          <text:p text:style-name="P13"><text:a xlink:type="simple" xlink:href="#_c56hiimpk9qr" text:style-name="Index_20_Link" text:visited-style-name="Index_20_Link"><text:span text:style-name="T16">Activitat 02</text:span></text:a><text:span text:style-name="T16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2. Activitats no avaluables</text:span></text:p>
      <text:list xml:id="list1906910332" text:style-name="WWNum1">
        <text:list-item>
          <text:p text:style-name="P24"><text:bookmark text:name="_dbh0n1vac4c8"/>Activitat 01</text:p>
        </text:list-item>
      </text:list>
      <text:p text:style-name="P10">Durant la unitat hem proposat alguns conceptes i paraules de glossari relacionats amb l’empresa. Comparteix al fòrum quins altres conceptes o paraules de glossari afegiries, basant-te en la teua experiència professional. </text:p>
      <text:list xml:id="list32249986069066" text:continue-numbering="true" text:style-name="WWNum1">
        <text:list-item>
          <text:p text:style-name="P23"><text:bookmark text:name="_c56hiimpk9qr"/>Activitat 02</text:p>
        </text:list-item>
      </text:list>
      <text:p text:style-name="P10">¿Que creus que és millor solució per a una empresa “PYME”: programar un sistema ERP a mida des de zero o utilitzar i modificar un sistema ERP genèric? ¿I per a una empresa gran?</text:p>
      <text:p text:style-name="P10"><text:soft-page-break/>Comenta la teua opinió al fòrum.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2. Activitats no avaluables</text:span></text:p>
      </style:header>
      <style:footer>
        <text:p text:style-name="MP4"><text:span text:style-name="MT1">Sistemes de gestió empresarial<text:tab/><text:tab/>UD02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2" meta:word-count="187" meta:character-count="1181" meta:non-whitespace-character-count="1009"/>
    <meta:generator>LibreOfficeDev/6.0.5.2$Linux_X86_64 LibreOffice_project/</meta:generator>
  </office:meta>
</office:document-meta>
</file>